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9000063E9000042D7A49BD382.svm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1" style:family="table">
      <style:table-properties style:width="15.401cm" table:align="center" style:writing-mode="lr-tb"/>
    </style:style>
    <style:style style:name="Tabela1.A" style:family="table-column">
      <style:table-column-properties style:column-width="2.63cm"/>
    </style:style>
    <style:style style:name="Tabela1.B" style:family="table-column">
      <style:table-column-properties style:column-width="2.496cm"/>
    </style:style>
    <style:style style:name="Tabela1.C" style:family="table-column">
      <style:table-column-properties style:column-width="6.115cm"/>
    </style:style>
    <style:style style:name="Tabela1.D" style:family="table-column">
      <style:table-column-properties style:column-width="4.159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D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1.A2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1.D2" style:family="table-cell">
      <style:table-cell-properties style:vertical-align="top" fo:padding-left="0.191cm" fo:padding-right="0.191cm" fo:padding-top="0cm" fo:padding-bottom="0cm" fo:border-left="0.75pt solid #000000" fo:border-right="0.75pt solid #000000" fo:border-top="none" fo:border-bottom="0.75pt solid #000000" style:writing-mode="lr-tb"/>
    </style:style>
    <style:style style:name="Tabela2" style:family="table">
      <style:table-properties style:width="15.309cm" fo:margin-left="-0.108cm" table:align="left" style:writing-mode="lr-tb"/>
    </style:style>
    <style:style style:name="Tabela2.A" style:family="table-column">
      <style:table-column-properties style:column-width="7.599cm"/>
    </style:style>
    <style:style style:name="Tabela2.B" style:family="table-column">
      <style:table-column-properties style:column-width="7.71cm"/>
    </style:style>
    <style:style style:name="Tabela2.1" style:family="table-row">
      <style:table-row-properties style:min-row-height="1.6cm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2.B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2.2" style:family="table-row">
      <style:table-row-properties style:min-row-height="0.799cm" fo:keep-together="auto"/>
    </style:style>
    <style:style style:name="Tabela2.A2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B2" style:family="table-cell">
      <style:table-cell-properties style:vertical-align="top" fo:padding-left="0.191cm" fo:padding-right="0.191cm" fo:padding-top="0cm" fo:padding-bottom="0cm" fo:border-left="0.75pt solid #000000" fo:border-right="0.75pt solid #000000" fo:border-top="none" fo:border-bottom="0.75pt solid #000000" style:writing-mode="lr-tb"/>
    </style:style>
    <style:style style:name="Tabela2.3" style:family="table-row">
      <style:table-row-properties fo:keep-together="auto"/>
    </style:style>
    <style:style style:name="Tabela2.4" style:family="table-row">
      <style:table-row-properties fo:keep-together="auto"/>
    </style:style>
    <style:style style:name="Table1" style:family="table">
      <style:table-properties style:width="15cm" table:align="margins" style:writing-mode="lr-tb"/>
    </style:style>
    <style:style style:name="Table1.A" style:family="table-column">
      <style:table-column-properties style:column-width="2.893cm" style:rel-column-width="12638*"/>
    </style:style>
    <style:style style:name="Table1.B" style:family="table-column">
      <style:table-column-properties style:column-width="12.107cm" style:rel-column-width="5289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5.249cm" fo:margin-left="-0.048cm" table:align="left" style:writing-mode="lr-tb"/>
    </style:style>
    <style:style style:name="Tabela3.A" style:family="table-column">
      <style:table-column-properties style:column-width="7.507cm"/>
    </style:style>
    <style:style style:name="Tabela3.B" style:family="table-column">
      <style:table-column-properties style:column-width="7.742cm"/>
    </style:style>
    <style:style style:name="Tabela3.1" style:family="table-row">
      <style:table-row-properties style:min-row-height="0.707cm" fo:keep-together="auto"/>
    </style:style>
    <style:style style:name="Tabela3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3.B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3.2" style:family="table-row">
      <style:table-row-properties style:min-row-height="0.908cm" fo:keep-together="auto"/>
    </style:style>
    <style:style style:name="Tabela3.A2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3.B2" style:family="table-cell">
      <style:table-cell-properties style:vertical-align="top" fo:padding-left="0.191cm" fo:padding-right="0.191cm" fo:padding-top="0cm" fo:padding-bottom="0cm" fo:border-left="0.75pt solid #000000" fo:border-right="0.75pt solid #000000" fo:border-top="none" fo:border-bottom="0.75pt solid #000000" style:writing-mode="lr-tb"/>
    </style:style>
    <style:style style:name="Tabela3.3" style:family="table-row">
      <style:table-row-properties style:min-row-height="1.309cm" fo:keep-together="auto"/>
    </style:style>
    <style:style style:name="Tabela3.4" style:family="table-row">
      <style:table-row-properties style:min-row-height="1.937cm" fo:keep-together="auto"/>
    </style:style>
    <style:style style:name="Tabela3.5" style:family="table-row">
      <style:table-row-properties fo:keep-together="auto"/>
    </style:style>
    <style:style style:name="Tabela3.6" style:family="table-row">
      <style:table-row-properties fo:keep-together="auto"/>
    </style:style>
    <style:style style:name="Tabela4" style:family="table">
      <style:table-properties style:width="15.402cm" fo:margin-left="-0.201cm" table:align="left" style:writing-mode="lr-tb"/>
    </style:style>
    <style:style style:name="Tabela4.A" style:family="table-column">
      <style:table-column-properties style:column-width="3.784cm"/>
    </style:style>
    <style:style style:name="Tabela4.B" style:family="table-column">
      <style:table-column-properties style:column-width="3.831cm"/>
    </style:style>
    <style:style style:name="Tabela4.C" style:family="table-column">
      <style:table-column-properties style:column-width="7.788cm"/>
    </style:style>
    <style:style style:name="Tabela4.1" style:family="table-row">
      <style:table-row-properties style:min-row-height="0.799cm" fo:keep-together="auto"/>
    </style:style>
    <style:style style:name="Tabela4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4.C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4.2" style:family="table-row">
      <style:table-row-properties style:min-row-height="2.678cm" fo:keep-together="auto"/>
    </style:style>
    <style:style style:name="Tabela4.A2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4.C2" style:family="table-cell">
      <style:table-cell-properties style:vertical-align="top" fo:padding-left="0.191cm" fo:padding-right="0.191cm" fo:padding-top="0cm" fo:padding-bottom="0cm" fo:border-left="0.75pt solid #000000" fo:border-right="0.75pt solid #000000" fo:border-top="none" fo:border-bottom="0.75pt solid #000000" style:writing-mode="lr-tb"/>
    </style:style>
    <style:style style:name="Tabela5" style:family="table">
      <style:table-properties style:width="15.386cm" fo:margin-left="-0.185cm" table:align="left" style:writing-mode="lr-tb"/>
    </style:style>
    <style:style style:name="Tabela5.A" style:family="table-column">
      <style:table-column-properties style:column-width="7.691cm"/>
    </style:style>
    <style:style style:name="Tabela5.B" style:family="table-column">
      <style:table-column-properties style:column-width="7.696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5.B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5.A2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5.B2" style:family="table-cell">
      <style:table-cell-properties style:vertical-align="top" fo:padding-left="0.191cm" fo:padding-right="0.191cm" fo:padding-top="0cm" fo:padding-bottom="0cm" fo:border-left="0.75pt solid #000000" fo:border-right="0.75pt solid #000000" fo:border-top="none" fo:border-bottom="0.75pt solid #000000" style:writing-mode="lr-tb"/>
    </style:style>
    <style:style style:name="Tabela5.3" style:family="table-row">
      <style:table-row-properties style:min-row-height="1.63cm" fo:keep-together="auto"/>
    </style:style>
    <style:style style:name="Tabela5.4" style:family="table-row">
      <style:table-row-properties style:min-row-height="2.625cm" fo:keep-together="auto"/>
    </style:style>
    <style:style style:name="Tabela5.5" style:family="table-row">
      <style:table-row-properties style:min-row-height="1.092cm" fo:keep-together="auto"/>
    </style:style>
    <style:style style:name="Tabela5.6" style:family="table-row">
      <style:table-row-properties style:min-row-height="0.626cm" fo:keep-together="auto"/>
    </style:style>
    <style:style style:name="Table2" style:family="table">
      <style:table-properties style:width="15cm" table:align="margins" style:writing-mode="lr-tb"/>
    </style:style>
    <style:style style:name="Table2.A" style:family="table-column">
      <style:table-column-properties style:column-width="2.923cm" style:rel-column-width="12769*"/>
    </style:style>
    <style:style style:name="Table2.B" style:family="table-column">
      <style:table-column-properties style:column-width="12.077cm" style:rel-column-width="52766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line-height="150%" fo:text-align="justify" style:justify-single-word="false"/>
      <style:text-properties fo:background-color="#ffff00"/>
    </style:style>
    <style:style style:name="P4" style:family="paragraph" style:parent-style-name="Standard">
      <style:paragraph-properties fo:text-align="center" style:justify-single-word="false" style:snap-to-layout-grid="false"/>
      <style:text-properties fo:font-weight="bold" style:font-weight-asian="bold"/>
    </style:style>
    <style:style style:name="P5" style:family="paragraph" style:parent-style-name="Standard">
      <style:paragraph-properties fo:text-align="justify" style:justify-single-word="false" style:snap-to-layout-grid="false"/>
      <style:text-properties fo:font-weight="bold" officeooo:rsid="00206c27" officeooo:paragraph-rsid="00206c27" style:font-weight-asian="bold" style:font-weight-complex="bold"/>
    </style:style>
    <style:style style:name="P6" style:family="paragraph" style:parent-style-name="Standard">
      <style:paragraph-properties fo:text-align="justify" style:justify-single-word="false" style:snap-to-layout-grid="false"/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8" style:family="paragraph" style:parent-style-name="Standard">
      <style:paragraph-properties style:snap-to-layout-grid="false"/>
    </style:style>
    <style:style style:name="P9" style:family="paragraph" style:parent-style-name="Standard">
      <style:paragraph-properties fo:text-align="justify" style:justify-single-word="false" style:snap-to-layout-grid="false"/>
    </style:style>
    <style:style style:name="P10" style:family="paragraph" style:parent-style-name="Standard">
      <style:paragraph-properties>
        <style:tab-stops>
          <style:tab-stop style:position="0.847cm"/>
          <style:tab-stop style:position="15.572cm" style:type="right" style:leader-style="dotted" style:leader-text="."/>
        </style:tab-stops>
      </style:paragraph-properties>
    </style:style>
    <style:style style:name="P11" style:family="paragraph" style:parent-style-name="Standard">
      <style:paragraph-properties fo:line-height="150%" fo:text-align="justify" style:justify-single-word="false"/>
    </style:style>
    <style:style style:name="P12" style:family="paragraph" style:parent-style-name="Standard">
      <style:paragraph-properties fo:text-align="justify" style:justify-single-word="false" style:snap-to-layout-grid="false"/>
      <style:text-properties officeooo:rsid="001311af" fo:background-color="transparent"/>
    </style:style>
    <style:style style:name="P13" style:family="paragraph" style:parent-style-name="Standard">
      <style:paragraph-properties fo:text-align="justify" style:justify-single-word="false" style:snap-to-layout-grid="false"/>
      <style:text-properties officeooo:rsid="001311af" officeooo:paragraph-rsid="001311af" fo:background-color="transparent"/>
    </style:style>
    <style:style style:name="P14" style:family="paragraph" style:parent-style-name="Standard">
      <style:paragraph-properties fo:text-align="center" style:justify-single-word="false" style:snap-to-layout-grid="false"/>
      <style:text-properties officeooo:rsid="001311af" fo:background-color="transparent"/>
    </style:style>
    <style:style style:name="P15" style:family="paragraph" style:parent-style-name="Standard">
      <style:paragraph-properties fo:text-align="justify" style:justify-single-word="false" style:snap-to-layout-grid="false"/>
      <style:text-properties officeooo:rsid="001c33bf" officeooo:paragraph-rsid="001c33bf" fo:background-color="transparent"/>
    </style:style>
    <style:style style:name="P16" style:family="paragraph" style:parent-style-name="Standard">
      <style:paragraph-properties fo:line-height="150%" fo:text-align="justify" style:justify-single-word="false"/>
      <style:text-properties officeooo:rsid="0017c2f8" officeooo:paragraph-rsid="0017c2f8"/>
    </style:style>
    <style:style style:name="P17" style:family="paragraph" style:parent-style-name="Standard">
      <style:paragraph-properties fo:line-height="150%" fo:text-align="justify" style:justify-single-word="false"/>
      <style:text-properties officeooo:rsid="0019660e" officeooo:paragraph-rsid="0019660e"/>
    </style:style>
    <style:style style:name="P18" style:family="paragraph" style:parent-style-name="Standard">
      <style:paragraph-properties fo:line-height="150%" fo:text-align="justify" style:justify-single-word="false"/>
      <style:text-properties officeooo:rsid="001b09cc" officeooo:paragraph-rsid="001b09cc"/>
    </style:style>
    <style:style style:name="P19" style:family="paragraph" style:parent-style-name="Standard">
      <style:paragraph-properties fo:text-align="justify" style:justify-single-word="false" style:snap-to-layout-grid="false"/>
      <style:text-properties officeooo:rsid="001d0528" officeooo:paragraph-rsid="001d0528" fo:background-color="#ffffff"/>
    </style:style>
    <style:style style:name="P20" style:family="paragraph" style:parent-style-name="Standard">
      <style:paragraph-properties fo:text-align="justify" style:justify-single-word="false" style:snap-to-layout-grid="false"/>
      <style:text-properties officeooo:rsid="001d0528" officeooo:paragraph-rsid="002383fb" fo:background-color="#ffffff"/>
    </style:style>
    <style:style style:name="P21" style:family="paragraph" style:parent-style-name="Standard">
      <style:paragraph-properties fo:text-align="justify" style:justify-single-word="false" style:snap-to-layout-grid="false"/>
      <style:text-properties officeooo:rsid="00206c27" officeooo:paragraph-rsid="00206c27" fo:background-color="#ffffff"/>
    </style:style>
    <style:style style:name="P22" style:family="paragraph" style:parent-style-name="Standard">
      <style:paragraph-properties fo:line-height="150%" fo:text-align="justify" style:justify-single-word="false" style:snap-to-layout-grid="false"/>
      <style:text-properties officeooo:rsid="001d0fe7" officeooo:paragraph-rsid="00217533" fo:background-color="#ffffff"/>
    </style:style>
    <style:style style:name="P23" style:family="paragraph" style:parent-style-name="Standard">
      <style:paragraph-properties fo:text-align="justify" style:justify-single-word="false" style:snap-to-layout-grid="false"/>
      <style:text-properties fo:background-color="#ffffff"/>
    </style:style>
    <style:style style:name="P24" style:family="paragraph" style:parent-style-name="Standard">
      <style:paragraph-properties fo:text-align="justify" style:justify-single-word="false" style:snap-to-layout-grid="false"/>
      <style:text-properties officeooo:rsid="00247d5e" officeooo:paragraph-rsid="00247d5e" fo:background-color="#ffffff"/>
    </style:style>
    <style:style style:name="P25" style:family="paragraph" style:parent-style-name="Standard">
      <style:paragraph-properties style:snap-to-layout-grid="false"/>
      <style:text-properties officeooo:rsid="002acd8a" officeooo:paragraph-rsid="002acd8a" fo:background-color="#ffffff"/>
    </style:style>
    <style:style style:name="P26" style:family="paragraph" style:parent-style-name="Standard">
      <style:paragraph-properties fo:line-height="150%" fo:text-align="justify" style:justify-single-word="false"/>
      <style:text-properties officeooo:rsid="002ccc12" officeooo:paragraph-rsid="002ccc12" fo:background-color="#ffffff"/>
    </style:style>
    <style:style style:name="P27" style:family="paragraph" style:parent-style-name="Standard">
      <style:paragraph-properties fo:line-height="150%" fo:text-align="justify" style:justify-single-word="false"/>
      <style:text-properties officeooo:rsid="002eadcf" officeooo:paragraph-rsid="002eadcf" fo:background-color="#ffffff"/>
    </style:style>
    <style:style style:name="P28" style:family="paragraph" style:parent-style-name="Standard">
      <style:text-properties officeooo:rsid="0022cfc2" officeooo:paragraph-rsid="0022cfc2"/>
    </style:style>
    <style:style style:name="P29" style:family="paragraph" style:parent-style-name="Standard">
      <style:paragraph-properties fo:line-height="150%" fo:text-align="justify" style:justify-single-word="false"/>
      <style:text-properties officeooo:rsid="0026751d" officeooo:paragraph-rsid="0026751d"/>
    </style:style>
    <style:style style:name="P30" style:family="paragraph" style:parent-style-name="Standard">
      <style:text-properties officeooo:rsid="00306661" officeooo:paragraph-rsid="00306661"/>
    </style:style>
    <style:style style:name="P31" style:family="paragraph" style:parent-style-name="Standard">
      <style:text-properties officeooo:paragraph-rsid="0031a488"/>
    </style:style>
    <style:style style:name="P32" style:family="paragraph" style:parent-style-name="Standard">
      <style:text-properties officeooo:paragraph-rsid="00353439"/>
    </style:style>
    <style:style style:name="P33" style:family="paragraph" style:parent-style-name="Standard">
      <style:paragraph-properties fo:text-align="center" style:justify-single-word="false" fo:break-before="page"/>
      <style:text-properties fo:font-size="20pt" fo:font-weight="bold" style:font-size-asian="20pt" style:font-weight-asian="bold" style:font-size-complex="20pt"/>
    </style:style>
    <style:style style:name="P34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35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  <style:text-properties officeooo:rsid="0034999e" officeooo:paragraph-rsid="0034999e"/>
    </style:style>
    <style:style style:name="P36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37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  <style:text-properties officeooo:paragraph-rsid="0031a488"/>
    </style:style>
    <style:style style:name="P38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  <style:text-properties officeooo:rsid="00306661" officeooo:paragraph-rsid="00306661"/>
    </style:style>
    <style:style style:name="P39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font-size="22pt" fo:font-weight="bold" officeooo:rsid="00125b1d" fo:background-color="transparent" style:font-size-asian="22pt" style:font-weight-asian="bold" style:font-size-complex="22pt"/>
    </style:style>
    <style:style style:name="P40" style:family="paragraph" style:parent-style-name="Table_20_Contents">
      <style:text-properties officeooo:rsid="0031a488" officeooo:paragraph-rsid="0031a488"/>
    </style:style>
    <style:style style:name="P41" style:family="paragraph" style:parent-style-name="Table_20_Contents">
      <style:text-properties officeooo:rsid="00338a92" officeooo:paragraph-rsid="00338a92"/>
    </style:style>
    <style:style style:name="P42" style:family="paragraph" style:parent-style-name="Table_20_Contents">
      <style:text-properties officeooo:rsid="00353439" officeooo:paragraph-rsid="00353439"/>
    </style:style>
    <style:style style:name="P43" style:family="paragraph" style:parent-style-name="Table_20_Contents">
      <style:text-properties fo:font-weight="bold" officeooo:rsid="00353439" officeooo:paragraph-rsid="00353439" style:font-weight-asian="bold" style:font-weight-complex="bold"/>
    </style:style>
    <style:style style:name="P44" style:family="paragraph" style:parent-style-name="Standard" style:master-page-name="Standard">
      <style:paragraph-properties style:page-number="auto"/>
    </style:style>
    <style:style style:name="P45" style:family="paragraph" style:parent-style-name="Standard" style:master-page-name="Converter_20_1">
      <style:paragraph-properties fo:text-align="center" style:justify-single-word="false" style:page-number="1"/>
      <style:text-properties fo:font-size="20pt" fo:font-weight="bold" style:font-size-asian="20pt" style:font-weight-asian="bold" style:font-size-complex="20pt"/>
    </style:style>
    <style:style style:name="P46" style:family="paragraph" style:parent-style-name="Standard" style:list-style-name="L1">
      <style:paragraph-properties fo:text-align="start" style:justify-single-word="false" style:snap-to-layout-grid="false"/>
      <style:text-properties officeooo:paragraph-rsid="001d0528"/>
    </style:style>
    <style:style style:name="P47" style:family="paragraph" style:parent-style-name="Standard" style:list-style-name="L1">
      <style:paragraph-properties fo:text-align="start" style:justify-single-word="false" style:snap-to-layout-grid="false"/>
      <style:text-properties officeooo:rsid="001e8b83" officeooo:paragraph-rsid="001e8b83"/>
    </style:style>
    <style:style style:name="P48" style:family="paragraph" style:parent-style-name="Standard" style:list-style-name="L2">
      <style:paragraph-properties fo:line-height="150%" fo:text-align="justify" style:justify-single-word="false"/>
      <style:text-properties officeooo:rsid="001d0fe7" officeooo:paragraph-rsid="001d0fe7"/>
    </style:style>
    <style:style style:name="P49" style:family="paragraph" style:parent-style-name="Standard" style:list-style-name="L2">
      <style:paragraph-properties fo:line-height="150%" fo:text-align="justify" style:justify-single-word="false"/>
      <style:text-properties officeooo:rsid="00206c27" officeooo:paragraph-rsid="00206c27"/>
    </style:style>
    <style:style style:name="P50" style:family="paragraph" style:parent-style-name="Standard" style:list-style-name="L4">
      <style:paragraph-properties fo:line-height="150%" fo:text-align="justify" style:justify-single-word="false"/>
      <style:text-properties officeooo:rsid="0022cfc2" officeooo:paragraph-rsid="0022cfc2"/>
    </style:style>
    <style:style style:name="P51" style:family="paragraph" style:parent-style-name="Standard" style:list-style-name="L5">
      <style:text-properties officeooo:rsid="0022cfc2" officeooo:paragraph-rsid="0022cfc2"/>
    </style:style>
    <style:style style:name="P52" style:family="paragraph" style:parent-style-name="Standard" style:list-style-name="L5">
      <style:text-properties officeooo:rsid="00235849" officeooo:paragraph-rsid="0022cfc2"/>
    </style:style>
    <style:style style:name="P53" style:family="paragraph" style:parent-style-name="Standard" style:list-style-name="L6">
      <style:paragraph-properties fo:line-height="150%" fo:text-align="justify" style:justify-single-word="false"/>
      <style:text-properties officeooo:rsid="002ccc12" officeooo:paragraph-rsid="002ccc12" fo:background-color="#ffffff"/>
    </style:style>
    <style:style style:name="P54" style:family="paragraph" style:parent-style-name="Standard" style:list-style-name="L6">
      <style:paragraph-properties fo:line-height="150%" fo:text-align="justify" style:justify-single-word="false"/>
      <style:text-properties officeooo:rsid="002ccc12" officeooo:paragraph-rsid="002eadcf" fo:background-color="#ffffff"/>
    </style:style>
    <style:style style:name="P55" style:family="paragraph" style:parent-style-name="Standard" style:list-style-name="L6">
      <style:paragraph-properties fo:line-height="150%" fo:text-align="justify" style:justify-single-word="false"/>
      <style:text-properties officeooo:rsid="002eadcf" officeooo:paragraph-rsid="002eadcf" fo:background-color="#ffffff"/>
    </style:style>
    <style:style style:name="P56" style:family="paragraph" style:parent-style-name="Standard" style:list-style-name="L3">
      <style:paragraph-properties fo:margin-left="0cm" fo:margin-right="0cm" fo:text-align="justify" style:justify-single-word="false" fo:text-indent="-0.635cm" style:auto-text-indent="false" style:snap-to-layout-grid="false"/>
      <style:text-properties fo:background-color="#ffffff"/>
    </style:style>
    <style:style style:name="P57" style:family="paragraph" style:parent-style-name="Standard" style:list-style-name="L3">
      <style:paragraph-properties fo:margin-left="0cm" fo:margin-right="0cm" fo:text-align="justify" style:justify-single-word="false" fo:text-indent="-0.635cm" style:auto-text-indent="false" style:snap-to-layout-grid="false"/>
      <style:text-properties officeooo:paragraph-rsid="0026751d" fo:background-color="#ffffff"/>
    </style:style>
    <style:style style:name="P58" style:family="paragraph" style:parent-style-name="Heading_20_1">
      <style:text-properties officeooo:paragraph-rsid="002ccc12"/>
    </style:style>
    <style:style style:name="P59" style:family="paragraph" style:parent-style-name="Heading_20_1">
      <style:text-properties officeooo:paragraph-rsid="00353439"/>
    </style:style>
    <style:style style:name="P60" style:family="paragraph" style:parent-style-name="Heading_20_2">
      <style:text-properties officeooo:rsid="00306661" officeooo:paragraph-rsid="00306661"/>
    </style:style>
    <style:style style:name="P61" style:family="paragraph" style:parent-style-name="Heading_20_2">
      <style:text-properties officeooo:paragraph-rsid="0031a488"/>
    </style:style>
    <style:style style:name="P62" style:family="paragraph" style:parent-style-name="Table_20_Contents" style:list-style-name="L7">
      <style:text-properties officeooo:rsid="00353439" officeooo:paragraph-rsid="00353439"/>
    </style:style>
    <style:style style:name="P63" style:family="paragraph" style:parent-style-name="Table_20_Contents" style:list-style-name="L8">
      <style:text-properties officeooo:rsid="00353439" officeooo:paragraph-rsid="00353439"/>
    </style:style>
    <style:style style:name="P64" style:family="paragraph" style:parent-style-name="Table_20_Contents" style:list-style-name="L8">
      <style:text-properties officeooo:rsid="00353439" officeooo:paragraph-rsid="0036898d"/>
    </style:style>
    <style:style style:name="P65" style:family="paragraph" style:parent-style-name="Table_20_Contents" style:list-style-name="L9">
      <style:text-properties officeooo:rsid="00353439" officeooo:paragraph-rsid="0036898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25b1d" fo:background-color="transparent" style:font-size-asian="14pt" style:font-size-complex="14pt" loext:char-shading-value="0"/>
    </style:style>
    <style:style style:name="T3" style:family="text">
      <style:text-properties fo:font-weight="bold" officeooo:rsid="0017c2f8" fo:background-color="transparent" style:font-weight-asian="bold" style:font-weight-complex="bold" loext:char-shading-value="0"/>
    </style:style>
    <style:style style:name="T4" style:family="text">
      <style:text-properties fo:font-weight="bold" officeooo:rsid="0026751d" style:font-weight-asian="bold" style:font-weight-complex="bold"/>
    </style:style>
    <style:style style:name="T5" style:family="text">
      <style:text-properties style:font-name-complex="Times New Roman"/>
    </style:style>
    <style:style style:name="T6" style:family="text">
      <style:text-properties officeooo:rsid="0017c2f8" fo:background-color="transparent" loext:char-shading-value="0"/>
    </style:style>
    <style:style style:name="T7" style:family="text">
      <style:text-properties officeooo:rsid="0026751d" fo:background-color="transparent" loext:char-shading-value="0"/>
    </style:style>
    <style:style style:name="T8" style:family="text">
      <style:text-properties officeooo:rsid="0017c2f8"/>
    </style:style>
    <style:style style:name="T9" style:family="text">
      <style:text-properties officeooo:rsid="0019660e"/>
    </style:style>
    <style:style style:name="T10" style:family="text">
      <style:text-properties officeooo:rsid="001d0528"/>
    </style:style>
    <style:style style:name="T11" style:family="text">
      <style:text-properties officeooo:rsid="001d0528" fo:background-color="#ffffff" loext:char-shading-value="0"/>
    </style:style>
    <style:style style:name="T12" style:family="text">
      <style:text-properties officeooo:rsid="001d0fe7" fo:background-color="#ffffff" loext:char-shading-value="0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officeooo:rsid="00235849"/>
    </style:style>
    <style:style style:name="T15" style:family="text">
      <style:text-properties officeooo:rsid="002383fb"/>
    </style:style>
    <style:style style:name="T16" style:family="text">
      <style:text-properties officeooo:rsid="0023c3df"/>
    </style:style>
    <style:style style:name="T17" style:family="text">
      <style:text-properties officeooo:rsid="0026751d"/>
    </style:style>
    <style:style style:name="T18" style:family="text">
      <style:text-properties officeooo:rsid="002ccc12"/>
    </style:style>
    <style:style style:name="T19" style:family="text">
      <style:text-properties officeooo:rsid="002eadcf"/>
    </style:style>
    <style:style style:name="T20" style:family="text">
      <style:text-properties officeooo:rsid="002fa65f"/>
    </style:style>
    <style:style style:name="T21" style:family="text">
      <style:text-properties officeooo:rsid="00306661"/>
    </style:style>
    <style:style style:name="T22" style:family="text">
      <style:text-properties officeooo:rsid="0031a488"/>
    </style:style>
    <style:style style:name="T23" style:family="text">
      <style:text-properties officeooo:rsid="00338a92"/>
    </style:style>
    <style:style style:name="T24" style:family="text">
      <style:text-properties officeooo:rsid="00353439"/>
    </style:style>
    <style:style style:name="T25" style:family="text">
      <style:text-properties officeooo:rsid="0038b27b"/>
    </style:style>
    <style:style style:name="T26" style:family="text">
      <style:text-properties officeooo:rsid="003a4656"/>
    </style:style>
    <style:style style:name="T27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9"><text:span text:style-name="T17">SO</text:span>RAE – <text:span text:style-name="T17">Sistema Online para </text:span>Registro de Atividades Escolares</text:p>
      <text:p text:style-name="Standard"/>
      <text:p text:style-name="Standard"/>
      <text:p text:style-name="Standard"/>
      <text:p text:style-name="P7">Documento de Visão</text:p>
      <text:p text:style-name="Standard"/>
      <text:p text:style-name="Standard"/>
      <text:p text:style-name="P2"><text:span text:style-name="T1">Versão </text:span><text:span text:style-name="T2">001</text:span></text:p>
      <text:p text:style-name="Standard"/>
      <text:p text:style-name="P33">Histórico de Revisão</text:p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4">Data</text:p>
          </table:table-cell>
          <table:table-cell table:style-name="Tabela1.A1" office:value-type="string">
            <text:p text:style-name="P4">Versão</text:p>
          </table:table-cell>
          <table:table-cell table:style-name="Tabela1.A1" office:value-type="string">
            <text:p text:style-name="P4">Descrição</text:p>
          </table:table-cell>
          <table:table-cell table:style-name="Tabela1.D1" office:value-type="string">
            <text:p text:style-name="P4">Autor</text:p>
          </table:table-cell>
        </table:table-row>
        <table:table-row table:style-name="Tabela1.1">
          <table:table-cell table:style-name="Tabela1.A2" office:value-type="string">
            <text:p text:style-name="P14">11/04/2014</text:p>
          </table:table-cell>
          <table:table-cell table:style-name="Tabela1.A2" office:value-type="string">
            <text:p text:style-name="P14">001</text:p>
          </table:table-cell>
          <table:table-cell table:style-name="Tabela1.A2" office:value-type="string">
            <text:p text:style-name="P13">Versão inicial</text:p>
          </table:table-cell>
          <table:table-cell table:style-name="Tabela1.D2" office:value-type="string">
            <text:p text:style-name="P12">Valdir Lavandoski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45">Índice</text:p>
      <text:p text:style-name="Standard"/>
      <text:table-of-content text:style-name="Sect1" text:name="Sumá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2.508cm" style:leader-char="." style:with-tab="false"/>
          </text:table-of-content-entry-template>
        </text:table-of-content-source>
        <text:index-body>
          <text:p text:style-name="P34">1. Objetivo do Documento<text:tab/>2</text:p>
          <text:p text:style-name="P36">1.1. Objetivos<text:tab/>2</text:p>
          <text:p text:style-name="P36">1.2. Abrangência do Projeto<text:tab/>2</text:p>
          <text:p text:style-name="P34">2. <text:span text:style-name="T21">POSICIONAMENTO</text:span><text:tab/><text:span text:style-name="T20">2</text:span></text:p>
          <text:p text:style-name="P38">2.1. <text:span text:style-name="T22">D</text:span>escrição do problema<text:tab/><text:span text:style-name="T20">3</text:span></text:p>
          <text:p text:style-name="P37"><text:span text:style-name="T21">2</text:span>.<text:span text:style-name="T21">2</text:span>. <text:span text:style-name="T22">S</text:span>entença de Posição do Produto<text:tab/><text:span text:style-name="T20">3</text:span></text:p>
          <text:p text:style-name="P34">3. Partes Envolvidas<text:tab/>3</text:p>
          <text:p text:style-name="P36">3.1. Resumo dos Envolvidos<text:tab/><text:span text:style-name="T25">4</text:span></text:p>
          <text:p text:style-name="P36">3.2. Resumo dos Usuários<text:tab/>4</text:p>
          <text:p text:style-name="P34">4. Descrição da Solução Proposta<text:tab/><text:span text:style-name="T20">4</text:span></text:p>
          <text:p text:style-name="P34">5. Funcionalidades<text:tab/><text:span text:style-name="T25">5</text:span></text:p>
          <text:p text:style-name="P34">6. Restrições do Projeto<text:tab/><text:span text:style-name="T25">6</text:span></text:p>
          <text:p text:style-name="P34">7. Outros Requisitos<text:tab/><text:span text:style-name="T20">6</text:span></text:p>
          <text:p text:style-name="P36">7.1. Padrões Aplicáveis<text:tab/>6</text:p>
          <text:p text:style-name="P36">7.<text:span text:style-name="T18">2</text:span>. Requisitos de Desempenho<text:tab/><text:span text:style-name="T25">7</text:span></text:p>
          <text:p text:style-name="P35">8. Cronograma de entregas<text:tab/><text:span text:style-name="T25">7</text:span></text:p>
        </text:index-body>
      </text:table-of-content>
      <text:p text:style-name="P10"/>
      <text:p text:style-name="Standard"/>
      <text:p text:style-name="Standard"/>
      <text:p text:style-name="Standard"/>
      <text:p text:style-name="P33">Documento de Visão</text:p>
      <text:p text:style-name="Standard"/>
      <text:h text:style-name="Heading_20_1" text:outline-level="1">1.<text:tab/>Objetivo<text:span text:style-name="T5"> </text:span>do<text:span text:style-name="T5"> </text:span>Documento</text:h>
      <text:p text:style-name="P11"/>
      <text:p text:style-name="P11">Este documento apresenta uma solução de software para o projeto <text:span text:style-name="T4">SO</text:span><text:span text:style-name="T3">RAE</text:span><text:span text:style-name="T6"> – </text:span><text:span text:style-name="T7">Sistema Online para </text:span><text:span text:style-name="T6">Registro de Atividades Escolares</text:span>, solicitado pelo cliente <text:span text:style-name="T6">Rogério Tessari</text:span>, <text:span text:style-name="T8">professor do IFRS – Câmpus Bento Gonçalves,</text:span> apresentando os problemas a serem solucionados, as necessidades dos principais envolvidos, o alcance do projeto e as funcionalidades esperadas do sistema.</text:p>
      <text:p text:style-name="Standard"/>
      <text:p text:style-name="Standard"/>
      <text:h text:style-name="Heading_20_2" text:outline-level="2">1.1.<text:tab/>Objetivos</text:h>
      <text:p text:style-name="P11"/>
      <text:p text:style-name="P16">O objetivo principal do projeto <text:span text:style-name="T9">é o desenvolvimento de um programa que</text:span> <text:span text:style-name="T9">automatize</text:span>, de forma simples e amigável, o processo de registro de atividades escolares pelos professores do IFRS.</text:p>
      <text:p text:style-name="P17">O software possibilitará que seus usuários o alimentem a partir de qualquer <text:span text:style-name="T10">computador</text:span> <text:s/>conectado <text:span text:style-name="T10">à</text:span> internet.</text:p>
      <text:p text:style-name="P3"/>
      <text:p text:style-name="Standard"/>
      <text:p text:style-name="Standard"/>
      <text:h text:style-name="Heading_20_2" text:outline-level="2">1.2.<text:tab/>Abrangência<text:span text:style-name="T5"> </text:span>do<text:span text:style-name="T5"> </text:span>Projeto</text:h>
      <text:p text:style-name="P11"/>
      <text:p text:style-name="P18">O projeto destina-se, num primeiro momento, apenas às necessidades locais do Câmpus Bento Gonçalves. O sistema visa automatizar apenas o processo de registro de atividades acadêmicas, com possível integração com o sistema legado existente, para obtenção de cadastros de alunos matriculados e professores em efetivo exercício.</text:p>
      <text:h text:style-name="Heading_20_1" text:outline-level="1">2.<text:tab/><text:span text:style-name="T21">Posicionamento</text:span></text:h>
      <text:p text:style-name="Standard"/>
      <text:p text:style-name="P30">Por meio desse documento de visão será esplanada uma noção geral do <text:s/>problema e serão apresentadas prováveis soluções.</text:p>
      <text:p text:style-name="P30"/>
      <text:p text:style-name="P30"/>
      <text:p text:style-name="P30"/>
      <text:p text:style-name="P30"/>
      <text:h text:style-name="P60" text:outline-level="2"><text:soft-page-break/>2.1.<text:tab/><text:span text:style-name="T22">Descrição do problema</text:span></text:h>
      <text:p text:style-name="Standard"/>
      <text:p text:style-name="Standard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8">O problema</text:p>
          </table:table-cell>
          <table:table-cell table:style-name="Tabela2.B1" office:value-type="string">
            <text:p text:style-name="P15">Dificuldade no registro de atividades escolares pelos professores.</text:p>
          </table:table-cell>
        </table:table-row>
        <table:table-row table:style-name="Tabela2.2">
          <table:table-cell table:style-name="Tabela2.A2" office:value-type="string">
            <text:p text:style-name="P8">Afeta</text:p>
          </table:table-cell>
          <table:table-cell table:style-name="Tabela2.B2" office:value-type="string">
            <text:p text:style-name="P20">Os professores do IFRS </text:p>
          </table:table-cell>
        </table:table-row>
        <table:table-row table:style-name="Tabela2.3">
          <table:table-cell table:style-name="Tabela2.A2" office:value-type="string">
            <text:p text:style-name="P8">O impacto deste problema é</text:p>
          </table:table-cell>
          <table:table-cell table:style-name="Tabela2.B2" office:value-type="string">
            <text:p text:style-name="P19">O tempo gasto pelos professores lançarem as informações no atual sistema.<text:line-break/></text:p>
          </table:table-cell>
        </table:table-row>
        <table:table-row table:style-name="Tabela2.4">
          <table:table-cell table:style-name="Tabela2.A2" office:value-type="string">
            <text:p text:style-name="P8">Uma solução ideal permitiria</text:p>
          </table:table-cell>
          <table:table-cell table:style-name="Tabela2.B2" office:value-type="string">
            <text:list xml:id="list8077965827255582071" text:style-name="L1">
              <text:list-item>
                <text:p text:style-name="P46"><text:span text:style-name="T11">Agilidade </text:span><text:span text:style-name="T12">no registro das atividades, através de interfaces simples, intuitivas e amigáveis;</text:span></text:p>
              </text:list-item>
              <text:list-item>
                <text:p text:style-name="P47">Independência de plataforma;</text:p>
              </text:list-item>
              <text:list-item>
                <text:p text:style-name="P47">Acesso pela internet;</text:p>
              </text:list-item>
              <text:list-item>
                <text:p text:style-name="P47">Custo de propriedade para hospedagem do sistema inexistente, devido à utilização de ferramentas de desenvolvimento de software e banco de dados <text:span text:style-name="T13">open source;</text:span></text:p>
              </text:list-item>
            </text:list>
          </table:table-cell>
        </table:table-row>
      </table:table>
      <text:p text:style-name="Standard"/>
      <text:p text:style-name="Standard"/>
      <text:h text:style-name="P61" text:outline-level="2"><text:span text:style-name="T21">2.1.<text:tab/></text:span>Sentença de Posição do Produto<text:line-break/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0">Para</text:p>
          </table:table-cell>
          <table:table-cell table:style-name="Table1.B1" office:value-type="string">
            <text:p text:style-name="P40">Os professores do IFRS.</text:p>
          </table:table-cell>
        </table:table-row>
        <table:table-row>
          <table:table-cell table:style-name="Table1.A2" office:value-type="string">
            <text:p text:style-name="P40">Que</text:p>
          </table:table-cell>
          <table:table-cell table:style-name="Table1.B2" office:value-type="string">
            <text:p text:style-name="P40">Enfrentam dificuldades no registro de atividades escolares.</text:p>
          </table:table-cell>
        </table:table-row>
        <table:table-row>
          <table:table-cell table:style-name="Table1.A2" office:value-type="string">
            <text:p text:style-name="P40">O SORAE</text:p>
          </table:table-cell>
          <table:table-cell table:style-name="Table1.B2" office:value-type="string">
            <text:p text:style-name="P40">É um siste<text:span text:style-name="T23">ma online.</text:span></text:p>
          </table:table-cell>
        </table:table-row>
        <table:table-row>
          <table:table-cell table:style-name="Table1.A2" office:value-type="string">
            <text:p text:style-name="P40">Que</text:p>
          </table:table-cell>
          <table:table-cell table:style-name="Table1.B2" office:value-type="string">
            <text:p text:style-name="P41">Registra as <text:span text:style-name="T22">atividades escolares </text:span>de maneira ágil e prática.</text:p>
          </table:table-cell>
        </table:table-row>
        <table:table-row>
          <table:table-cell table:style-name="Table1.A2" office:value-type="string">
            <text:p text:style-name="P40">Difere de</text:p>
          </table:table-cell>
          <table:table-cell table:style-name="Table1.B2" office:value-type="string">
            <text:p text:style-name="P41">Softwares utilizados por diversas instituições de ensino, a exemplo do Q-Acadêmico, que são softwares proprietários e oferecem interfaces pobres e difíceis de usar.</text:p>
          </table:table-cell>
        </table:table-row>
        <table:table-row>
          <table:table-cell table:style-name="Table1.A2" office:value-type="string">
            <text:p text:style-name="P40">Nosso produto</text:p>
          </table:table-cell>
          <table:table-cell table:style-name="Table1.B2" office:value-type="string">
            <text:p text:style-name="P41">É desenvolvido em plataforma opensource e utiliza o mais modernos conceitos de usabilidade e interface.</text:p>
          </table:table-cell>
        </table:table-row>
      </table:table>
      <text:p text:style-name="P31"/>
      <text:p text:style-name="Standard"/>
      <text:p text:style-name="Standard"/>
      <text:p text:style-name="Standard"/>
      <text:h text:style-name="Heading_20_1" text:outline-level="1">3.<text:tab/>Partes<text:span text:style-name="T5"> </text:span>Envolvidas</text:h>
      <text:p text:style-name="P11"/>
      <text:list xml:id="list2003943765197842566" text:style-name="L2">
        <text:list-item>
          <text:p text:style-name="P48">Os professores do <text:span text:style-name="T16">IFRS</text:span>;</text:p>
        </text:list-item>
        <text:list-item>
          <text:p text:style-name="P48">Os servidores do setor de registros escolares;</text:p>
        </text:list-item>
        <text:list-item>
          <text:p text:style-name="P49"><text:soft-page-break/>Os alunos do <text:span text:style-name="T16">Instituto</text:span>.</text:p>
        </text:list-item>
        <text:list-item>
          <text:p text:style-name="P48">Os servidores do setor de TI do <text:span text:style-name="T16">Instituto</text:span>;</text:p>
        </text:list-item>
        <text:list-item>
          <text:p text:style-name="P48">A diretoria de Administração d<text:span text:style-name="T16">o Instituto.</text:span></text:p>
        </text:list-item>
      </text:list>
      <text:h text:style-name="Heading_20_2" text:outline-level="2">3.1.<text:tab/>Resumo<text:span text:style-name="T5"> </text:span>dos<text:span text:style-name="T5"> </text:span>Envolvidos</text:h>
      <text:p text:style-name="P3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5">Identificação</text:p>
          </table:table-cell>
          <table:table-cell table:style-name="Tabela3.B1" office:value-type="string">
            <text:p text:style-name="P6">Responsabilidade</text:p>
          </table:table-cell>
        </table:table-row>
        <table:table-row table:style-name="Tabela3.2">
          <table:table-cell table:style-name="Tabela3.A2" office:value-type="string">
            <text:p text:style-name="P21">Professores</text:p>
          </table:table-cell>
          <table:table-cell table:style-name="Tabela3.B2" office:value-type="string">
            <text:p text:style-name="P24">Determinar os requisitos do sistema;</text:p>
            <text:p text:style-name="P24"/>
          </table:table-cell>
        </table:table-row>
        <table:table-row table:style-name="Tabela3.3">
          <table:table-cell table:style-name="Tabela3.A2" office:value-type="string">
            <text:p text:style-name="P21">Servidores do setor de Registros Escolares</text:p>
          </table:table-cell>
          <table:table-cell table:style-name="Tabela3.B2" office:value-type="string">
            <text:p text:style-name="P21">Recebem e processam os dados de fechamento dos registros escolares</text:p>
          </table:table-cell>
        </table:table-row>
        <table:table-row table:style-name="Tabela3.4">
          <table:table-cell table:style-name="Tabela3.A2" office:value-type="string">
            <text:p text:style-name="P21">Os alunos do <text:span text:style-name="T16">Instituto</text:span></text:p>
          </table:table-cell>
          <table:table-cell table:style-name="Tabela3.B2" office:value-type="string">
            <text:p text:style-name="P21">Envolvimento indireto pois terão os registros de sua vida escolar ou acadêmica registrados de forma correta no sistema</text:p>
          </table:table-cell>
        </table:table-row>
        <table:table-row table:style-name="Tabela3.5">
          <table:table-cell table:style-name="Tabela3.A2" office:value-type="string">
            <text:p text:style-name="P22">Os servidores do setor de TI do <text:span text:style-name="T16">Instituto</text:span></text:p>
          </table:table-cell>
          <table:table-cell table:style-name="Tabela3.B2" office:value-type="string">
            <text:p text:style-name="P21">Asseguram que o sistema poderá ser mantido.</text:p>
            <text:p text:style-name="P21"/>
          </table:table-cell>
        </table:table-row>
        <table:table-row table:style-name="Tabela3.6">
          <table:table-cell table:style-name="Tabela3.A2" office:value-type="string">
            <text:p text:style-name="P22">A diretoria de Administração do <text:span text:style-name="T16">Instituto</text:span></text:p>
          </table:table-cell>
          <table:table-cell table:style-name="Tabela3.B2" office:value-type="string">
            <text:p text:style-name="P21">Aprova o orçamento para o projeto<text:line-break/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3.2.<text:tab/>Resumo<text:span text:style-name="T5"> </text:span>dos<text:span text:style-name="T5"> </text:span>Usuários</text:h>
      <text:p text:style-name="Standard"/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9">Identificação</text:p>
          </table:table-cell>
          <table:table-cell table:style-name="Tabela4.A1" office:value-type="string">
            <text:p text:style-name="P9">Descrição</text:p>
          </table:table-cell>
          <table:table-cell table:style-name="Tabela4.C1" office:value-type="string">
            <text:p text:style-name="P9">Responsabilidade</text:p>
          </table:table-cell>
        </table:table-row>
        <table:table-row table:style-name="Tabela4.2">
          <table:table-cell table:style-name="Tabela4.A2" office:value-type="string">
            <text:p text:style-name="P23"/>
            <text:p text:style-name="P23">Professores</text:p>
          </table:table-cell>
          <table:table-cell table:style-name="Tabela4.A2" office:value-type="string">
            <text:p text:style-name="P23"/>
            <text:p text:style-name="P23">Usuário principal</text:p>
          </table:table-cell>
          <table:table-cell table:style-name="Tabela4.C2" office:value-type="string">
            <text:list xml:id="list8720647859099582938" text:style-name="L3">
              <text:list-header>
                <text:p text:style-name="P57"><text:span text:style-name="T17">– </text:span>Registrar as notas e a frequência dos alunos;</text:p>
                <text:p text:style-name="P56"><text:span text:style-name="T17">– </text:span>Determinar a quantidade de avaliações a ser aplicada em cada etapa, assim como o peso de cada avaliação.</text:p>
              </text:list-header>
            </text:list>
          </table:table-cell>
        </table:table-row>
      </table:table>
      <text:p text:style-name="Standard"/>
      <text:p text:style-name="Standard"/>
      <text:h text:style-name="Heading_20_1" text:outline-level="1">4.<text:tab/>Descrição<text:span text:style-name="T5"> </text:span>da<text:span text:style-name="T5"> </text:span>Solução<text:span text:style-name="T5"> </text:span>Proposta</text:h>
      <text:p text:style-name="P11"/>
      <text:p text:style-name="P29">O software proposto emprega o que há de mais moderno nos quesitos de usabilidade e padrões de projeto. Toda estrutura, inclusive a de banco de dados, serão desenvolvidas com base em software livre, o que o torna isento de licenças e limitações que são <text:soft-page-break/>comuns em softwares proprietários. O sistema será acessível a partir da internet, de qualquer navegador e em qualquer sistema operacional, inclusive em dispositivos móveis, o que garantirá mobilidade e agilidade para os professores.</text:p>
      <text:p text:style-name="Standard"/>
      <text:p text:style-name="Standard"/>
      <text:h text:style-name="Heading_20_1" text:outline-level="1">5.<text:tab/>Funcionalidades</text:h>
      <text:p text:style-name="P3"/>
      <text:p text:style-name="P27">O diagrama abaixo apresenta as principais funcionalidade do sistema proposto:</text:p>
      <text:p text:style-name="P27"/>
      <text:p text:style-name="P27"><draw:frame draw:style-name="fr2" draw:name="Imagem1" text:anchor-type="paragraph" svg:width="13.764cm" svg:height="7.34cm" draw:z-index="8"><draw:image xlink:href="Pictures/20000009000063E9000042D7A49BD382.svm" xlink:type="simple" xlink:show="embed" xlink:actuate="onLoad"/></draw:frame></text:p>
      <text:p text:style-name="P27">A tabela a seguir apresenta uma breve descrição das funcionalidades do produto:</text:p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8">Funcionalidade</text:p>
          </table:table-cell>
          <table:table-cell table:style-name="Tabela5.B1" office:value-type="string">
            <text:p text:style-name="P8">Descrição</text:p>
          </table:table-cell>
        </table:table-row>
        <table:table-row table:style-name="Tabela5.1">
          <table:table-cell table:style-name="Tabela5.A2" office:value-type="string">
            <text:p text:style-name="P25">Registro de frequência</text:p>
          </table:table-cell>
          <table:table-cell table:style-name="Tabela5.B2" office:value-type="string">
            <text:p text:style-name="P25">Funcionalidade que permitirá o registro da presença dos alunos em cada aula.<text:line-break/></text:p>
          </table:table-cell>
        </table:table-row>
        <table:table-row table:style-name="Tabela5.3">
          <table:table-cell table:style-name="Tabela5.A2" office:value-type="string">
            <text:p text:style-name="P25">Registro de notas de alunos</text:p>
          </table:table-cell>
          <table:table-cell table:style-name="Tabela5.B2" office:value-type="string">
            <text:p text:style-name="P25">Funcionalidade que permitirá ao professor lançar as notas dos alunos em cada avaliação pré-configurada</text:p>
          </table:table-cell>
        </table:table-row>
        <table:table-row table:style-name="Tabela5.4">
          <table:table-cell table:style-name="Tabela5.A2" office:value-type="string">
            <text:p text:style-name="P25">Configuração de avaliações</text:p>
          </table:table-cell>
          <table:table-cell table:style-name="Tabela5.B2" office:value-type="string">
            <text:p text:style-name="P25">Funcionalidade que permitirá ao professor determinar a quantidade de avaliações a ser aplicada em cada etapa, bem como</text:p>
            <text:p text:style-name="P25">o peso de cada avaliação, para a composição da média final de um aluno</text:p>
          </table:table-cell>
        </table:table-row>
        <table:table-row table:style-name="Tabela5.5">
          <table:table-cell table:style-name="Tabela5.A2" office:value-type="string">
            <text:p text:style-name="P25">Emissão de registros finais das disciplinas</text:p>
          </table:table-cell>
          <table:table-cell table:style-name="Tabela5.B2" office:value-type="string">
            <text:p text:style-name="P25">Funcionalidade que permitirá ao professor, ao final do período letivo, calcular as médias de cada aluno e emitir o registro final da disciplina, contendo as</text:p>
            <text:p text:style-name="P25">faltas, média no período, notas dos exames <text:soft-page-break/>e médias finais para cada aluno.</text:p>
          </table:table-cell>
        </table:table-row>
        <table:table-row table:style-name="Tabela5.6">
          <table:table-cell table:style-name="Tabela5.A2" office:value-type="string">
            <text:p text:style-name="P25">Emissão de diários</text:p>
          </table:table-cell>
          <table:table-cell table:style-name="Tabela5.B2" office:value-type="string">
            <text:p text:style-name="P25">Funcionalidade que permitirá ao professor <text:s/>emitir diários contendo os conteúdos ministrados em cada aula<text:line-break/></text:p>
          </table:table-cell>
        </table:table-row>
      </table:table>
      <text:p text:style-name="Standard"/>
      <text:p text:style-name="Standard"/>
      <text:h text:style-name="Heading_20_1" text:outline-level="1">6.<text:tab/>Restrições<text:span text:style-name="T5"> </text:span>do<text:span text:style-name="T5"> </text:span>Projeto</text:h>
      <text:p text:style-name="P11"/>
      <text:list xml:id="list2549332083649725483" text:style-name="L4">
        <text:list-item>
          <text:p text:style-name="P50">Deve ser projetado em conformidade com uma metodologia de desenvolvimento Iterativa e Incremental;</text:p>
        </text:list-item>
        <text:list-item>
          <text:p text:style-name="P50">Deve ser entregue, na fase de concepção, um documento de visão e um cronograma do projeto;</text:p>
        </text:list-item>
        <text:list-item>
          <text:p text:style-name="P50">Deve ser entregue em 3 iterações, nas datas <text:span text:style-name="T15">preestabelecidas</text:span> (09/05/14, 06/06/14 e 09/07/14);</text:p>
        </text:list-item>
        <text:list-item>
          <text:p text:style-name="P50">Para cada iteração, deverão ser entregues, no mínimo, os seguintes artefatos: diagrama de casos de uso, descrição textual do principal caso de uso, protótipo <text:s/>de tela do caso e uso, um diagrama adicional de análise, um diagrama de design, código fonte do projeto, <text:span text:style-name="T26">incluindo</text:span> os testes;</text:p>
        </text:list-item>
        <text:list-item>
          <text:p text:style-name="P50">Deve ser desenvolvido com a Framework Yii;</text:p>
        </text:list-item>
        <text:list-item>
          <text:p text:style-name="P50">Deve usar banco de dados MySQL; </text:p>
        </text:list-item>
        <text:list-item>
          <text:p text:style-name="P50">Deve utilizar pelo menos 2 design paterns no<text:span text:style-name="T15"> </text:span>desenvolvimento;</text:p>
        </text:list-item>
        <text:list-item>
          <text:p text:style-name="P50">Deve possuir testes para pelo menos 5 dos principais casos de uso;</text:p>
        </text:list-item>
        <text:list-item>
          <text:p text:style-name="P50">Deve estar disponível no sistema de controle de versão GitHub.</text:p>
        </text:list-item>
      </text:list>
      <text:p text:style-name="P3"/>
      <text:p text:style-name="Standard"/>
      <text:h text:style-name="P58" text:outline-level="1"><text:span text:style-name="T18">7</text:span>.<text:tab/><text:span text:style-name="T18">Outros Requisitos</text:span></text:h>
      <text:p text:style-name="Standard"/>
      <text:h text:style-name="Heading_20_2" text:outline-level="2"><text:span text:style-name="T19">7.1</text:span>.<text:tab/>Padrões<text:span text:style-name="T5"> </text:span>Aplicáveis</text:h>
      <text:p text:style-name="Standard"/>
      <text:p text:style-name="P28">A solução apresentada está em conformidade com os seguintes padrões:</text:p>
      <text:list xml:id="list3216358199781843541" text:style-name="L5">
        <text:list-item>
          <text:p text:style-name="P51"><text:span text:style-name="T14">Padrão de código: </text:span>Open S<text:span text:style-name="T14">o</text:span>urce;</text:p>
        </text:list-item>
        <text:list-item>
          <text:p text:style-name="P51"><text:span text:style-name="T14">Padrão de conformidade com plataformas: </text:span>Multiplataforma;</text:p>
        </text:list-item>
        <text:list-item>
          <text:p text:style-name="P52">Padrão de modelo aberto de documentos gerados: ODF<text:span text:style-name="T17"> – </text:span>Open Document Format.</text:p>
        </text:list-item>
      </text:list>
      <text:p text:style-name="P3"><text:soft-page-break/></text:p>
      <text:p text:style-name="Standard"/>
      <text:p text:style-name="Standard"/>
      <text:h text:style-name="Heading_20_2" text:outline-level="2">7.<text:span text:style-name="T18">2</text:span>.<text:tab/>Requisitos<text:span text:style-name="T5"> </text:span>de<text:span text:style-name="T5"> </text:span>Desempenho</text:h>
      <text:p text:style-name="P3"/>
      <text:p text:style-name="P26">Para assegurar a qualidade de operação do sistema, com uma média de 100 usuários/dia, <text:s/>os seguintes recursos computacionais e de rede devem ser satisfeitos:</text:p>
      <text:list xml:id="list3429943864998595336" text:style-name="L6">
        <text:list-item>
          <text:p text:style-name="P53">Servidor centralizado de aplicação, com pelo menos 8 núcleos computacionais de 3GHZ de clock cada, 16 GB de memória RAM e 500 GB de disco para armazenamento local;</text:p>
        </text:list-item>
        <text:list-item>
          <text:p text:style-name="P54">Servidor centralizado de banco de dados, com pelo menos <text:s/>8 núcleos computacionais de 3GHZ de clock cada, <text:span text:style-name="T19">32 GB de memória RAM e 1TB de armazenamento local ou em storage;</text:span></text:p>
        </text:list-item>
        <text:list-item>
          <text:p text:style-name="P55">Link dedicado de internet de pelo menos 10 Mbits/s.</text:p>
        </text:list-item>
      </text:list>
      <text:p text:style-name="Standard"/>
      <text:p text:style-name="Standard"/>
      <text:h text:style-name="P59" text:outline-level="1"><text:span text:style-name="T24">8</text:span>.<text:tab/><text:span text:style-name="T24">Cronograma de entregas<text:line-break/></text:span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3">Data</text:p>
          </table:table-cell>
          <table:table-cell table:style-name="Table2.B1" office:value-type="string">
            <text:p text:style-name="P43">Entrega</text:p>
          </table:table-cell>
        </table:table-row>
        <table:table-row>
          <table:table-cell table:style-name="Table2.A2" office:value-type="string">
            <text:p text:style-name="P42">09/05/2014</text:p>
          </table:table-cell>
          <table:table-cell table:style-name="Table2.B2" office:value-type="string">
            <text:list xml:id="list2735014446578210269" text:style-name="L7">
              <text:list-item>
                <text:p text:style-name="P62">Diagrama de casos de uso;</text:p>
              </text:list-item>
              <text:list-item>
                <text:p text:style-name="P62">Descrição textual do caso de uso “Registrar frequência de alunos”;</text:p>
              </text:list-item>
              <text:list-item>
                <text:p text:style-name="P62"><text:s/>Protótipo de tela do caso e uso “Registrar frequência de alunos”;</text:p>
              </text:list-item>
              <text:list-item>
                <text:p text:style-name="P62">Diagrama de classes em nível de análise das classes envolvidas;</text:p>
              </text:list-item>
              <text:list-item>
                <text:p text:style-name="P62">Diagrama de classes em nível de design das classes envolvidas;</text:p>
              </text:list-item>
              <text:list-item>
                <text:p text:style-name="P62">Código fonte do projeto;</text:p>
              </text:list-item>
              <text:list-item>
                <text:p text:style-name="P62">Teste para o caso de uso “Registrar frequência de alunos”</text:p>
              </text:list-item>
            </text:list>
          </table:table-cell>
        </table:table-row>
        <table:table-row>
          <table:table-cell table:style-name="Table2.A2" office:value-type="string">
            <text:p text:style-name="P42">06/06/2014</text:p>
          </table:table-cell>
          <table:table-cell table:style-name="Table2.B2" office:value-type="string">
            <text:list xml:id="list646645098179221558" text:style-name="L8">
              <text:list-item>
                <text:p text:style-name="P63">Diagrama de casos de uso ;</text:p>
              </text:list-item>
              <text:list-item>
                <text:p text:style-name="P64">Descrição textual do caso de uso “Configurar avaliações”;</text:p>
              </text:list-item>
              <text:list-item>
                <text:p text:style-name="P64"><text:s/>Protótipo de tela do caso e uso “Configurar avaliações”;</text:p>
              </text:list-item>
              <text:list-item>
                <text:p text:style-name="P64">Diagrama de classes em nível de análise das classes envolvidas;</text:p>
              </text:list-item>
              <text:list-item>
                <text:p text:style-name="P64">Diagrama de classes em nível de design das classes envolvidas;</text:p>
              </text:list-item>
              <text:list-item>
                <text:p text:style-name="P64">Código fonte do projeto;</text:p>
              </text:list-item>
              <text:list-item>
                <text:p text:style-name="P64">Teste para o caso de uso “Configurar avaliações”</text:p>
              </text:list-item>
            </text:list>
          </table:table-cell>
        </table:table-row>
        <text:soft-page-break/>
        <table:table-row>
          <table:table-cell table:style-name="Table2.A2" office:value-type="string">
            <text:p text:style-name="P42">09/07/2014</text:p>
          </table:table-cell>
          <table:table-cell table:style-name="Table2.B2" office:value-type="string">
            <text:list xml:id="list5530590783643945878" text:style-name="L9">
              <text:list-item>
                <text:p text:style-name="P65">Diagrama de casos de uso ;</text:p>
              </text:list-item>
              <text:list-item>
                <text:p text:style-name="P65">Descrição textual do caso de uso “Registrar notas de alunos”;</text:p>
              </text:list-item>
              <text:list-item>
                <text:p text:style-name="P65"><text:s/>Protótipo de tela do caso e uso “Registrar notas de alunos”;</text:p>
              </text:list-item>
              <text:list-item>
                <text:p text:style-name="P65">Diagrama de classes em nível de análise das classes envolvidas;</text:p>
              </text:list-item>
              <text:list-item>
                <text:p text:style-name="P65">Diagrama de classes em nível de design das classes envolvidas;</text:p>
              </text:list-item>
              <text:list-item>
                <text:p text:style-name="P65">Código fonte do projeto;</text:p>
              </text:list-item>
              <text:list-item>
                <text:p text:style-name="P65">Teste para o caso de uso “Registrar notas de alunos”</text:p>
              </text:list-item>
            </text:list>
          </table:table-cell>
        </table:table-row>
      </table:table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false"/>
      <style:text-properties fo:text-transform="uppercase" fo:font-size="10pt" fo:font-weight="bold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font-size="9pt" style:font-size-asian="9pt" style:font-size-complex="9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WW8Num5z0" style:family="text">
      <style:text-properties style:font-name="Symbol" style:font-name-complex="Symbol"/>
    </style:style>
    <style:style style:name="WW8Num6z0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10z0" style:family="text">
      <style:text-properties style:font-name="Symbol" style:font-name-complex="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.501cm" fo:margin-bottom="1.251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4">
      <style:page-layout-properties fo:page-width="21.001cm" fo:page-height="29.7cm" style:num-format="1" style:print-orientation="portrait" fo:margin-top="2.499cm" fo:margin-bottom="1.249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2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Converter_20_primeiro_20_1" style:display-name="Converter primeiro 1" style:page-layout-name="Mpm3" style:next-style-name="Converter_20_1">
      <style:header>
        <text:p text:style-name="Header"/>
      </style:header>
      <style:footer>
        <text:p text:style-name="Footer"/>
      </style:footer>
    </style:master-page>
    <style:master-page style:name="Converter_20_1" style:display-name="Converter 1" style:page-layout-name="Mpm4">
      <style:footer>
        <text:p text:style-name="MP1"><draw:frame draw:style-name="Mfr1" draw:name="Quadro1" text:anchor-type="paragraph" svg:y="0.002cm" draw:z-index="7"><draw:text-box fo:min-height="0.37cm" fo:min-width="0.041cm"><text:p text:style-name="Footer"><text:span text:style-name="Page_20_Number"><text:page-number text:select-page="current">8</text:page-number></text:span></text:p></draw:text-box></draw:frame></text:p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lebe de Paula Bianchini</meta:initial-creator>
    <meta:creation-date>2007-08-25T17:52:00</meta:creation-date>
    <dc:date>2014-04-11T20:45:16</dc:date>
    <meta:editing-cycles>133</meta:editing-cycles>
    <meta:editing-duration>P3DT7H43M28S</meta:editing-duration>
    <meta:generator>LibreOffice/4.0.2.2$Linux_X86_64 LibreOffice_project/400m0$Build-2</meta:generator>
    <meta:print-date>2014-04-07T22:08:54.290000000</meta:print-date>
    <dc:creator>Valdir Lavandoski</dc:creator>
    <meta:document-statistic meta:table-count="7" meta:image-count="1" meta:object-count="0" meta:page-count="10" meta:paragraph-count="159" meta:word-count="1317" meta:character-count="8213" meta:non-whitespace-character-count="7079"/>
    <meta:user-defined meta:name="Informações 1"/>
    <meta:user-defined meta:name="Informações 2"/>
    <meta:user-defined meta:name="Informações 3"/>
    <meta:user-defined meta:name="Informações 4"/>
  </office:meta>
</office:document-meta>
</file>